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4.4193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ro10" style:family="table-row">
      <style:table-row-properties style:row-height="0.181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9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border="0.74pt solid #c0c0c0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2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123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74pt solid #c0c0c0"/>
    </style:style>
    <style:style style:name="ce12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8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9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3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8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39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40" style:family="table-cell" style:parent-style-name="Default">
      <style:table-cell-properties fo:wrap-option="no-wrap" fo:border="0.74pt solid #c0c0c0"/>
    </style:style>
    <style:style style:name="ce14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42" style:family="table-cell" style:parent-style-name="Default">
      <style:table-cell-properties fo:background-color="#ff0000" fo:wrap-option="no-wrap" fo:border="0.74pt solid #c0c0c0"/>
    </style:style>
    <style:style style:name="ce143" style:family="table-cell" style:parent-style-name="Default">
      <style:table-cell-properties fo:background-color="#cccc00" fo:wrap-option="no-wrap" fo:border="0.74pt solid #c0c0c0"/>
    </style:style>
    <style:style style:name="ce14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6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51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0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font-style="normal" style:font-style-asian="normal" style:font-style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</style:style>
    <style:style style:name="ce179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font-name="FreeSans"/>
    </style:style>
    <style:style style:name="ce18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84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6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0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91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2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93" style:family="table-cell" style:parent-style-name="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4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8" style:family="table-cell" style:parent-style-name="Gnumeric-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99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0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201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202" style:family="table-cell" style:parent-style-name="Default" style:data-style-name="N158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03" style:family="table-cell" style:parent-style-name="Default" style:data-style-name="N152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04" style:family="table-cell" style:parent-style-name="Default" style:data-style-name="N158">
      <style:table-cell-properties style:text-align-source="fix" style:repeat-content="false" fo:border="0.74pt solid #c0c0c0"/>
      <style:paragraph-properties fo:text-align="center" fo:margin-left="0in"/>
    </style:style>
    <style:style style:name="ce20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6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7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3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15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20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in"/>
    </style:style>
    <style:style style:name="ce22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24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26" style:family="table-cell" style:parent-style-name="Gnumeric-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2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30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3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238" style:family="table-cell" style:parent-style-name="Default">
      <style:table-cell-properties fo:background-color="transparent" fo:border="0.74pt solid #c0c0c0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241" style:family="table-cell" style:parent-style-name="Default">
      <style:table-cell-properties fo:background-color="#cccc00" fo:border="0.74pt solid #c0c0c0"/>
    </style:style>
    <style:style style:name="ce242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244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45" style:family="table-cell" style:parent-style-name="Gnumeric-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65">
        <office:forms form:automatic-focus="false" form:apply-design-mode="false"/>
        <table:table-column table:style-name="co4" table:default-cell-style-name="ce103"/>
        <table:table-column table:style-name="co5" table:default-cell-style-name="ce124"/>
        <table:table-column table:style-name="co6" table:default-cell-style-name="ce140"/>
        <table:table-column table:style-name="co7" table:default-cell-style-name="ce162"/>
        <table:table-column table:style-name="co8" table:default-cell-style-name="ce162"/>
        <table:table-column table:style-name="co9" table:default-cell-style-name="ce178"/>
        <table:table-column table:style-name="co10" table:default-cell-style-name="ce162"/>
        <table:table-column table:style-name="co11" table:default-cell-style-name="ce162"/>
        <table:table-column table:style-name="co12" table:default-cell-style-name="ce162"/>
        <table:table-column table:style-name="co13" table:default-cell-style-name="ce204"/>
        <table:table-column table:style-name="co14" table:default-cell-style-name="ce162"/>
        <table:table-column table:style-name="co2" table:number-columns-repeated="3" table:default-cell-style-name="ce162"/>
        <table:table-column table:style-name="co15" table:default-cell-style-name="ce162"/>
        <table:table-column table:style-name="co16" table:default-cell-style-name="ce103"/>
        <table:table-column table:style-name="co2" table:number-columns-repeated="1008" table:default-cell-style-name="ce124"/>
        <table:table-row table:style-name="ro7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72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90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1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23" office:value-type="string" calcext:value-type="string">
            <text:p>PO Date</text:p>
          </table:table-cell>
          <table:table-cell table:style-name="ce229" office:value-type="string" calcext:value-type="string">
            <text:p>Expected Date</text:p>
          </table:table-cell>
          <table:table-cell table:style-name="ce232" office:value-type="string" calcext:value-type="string">
            <text:p>Notes</text:p>
          </table:table-cell>
          <table:table-cell table:style-name="ce118" office:value-type="string" calcext:value-type="string">
            <text:p>Alternates</text:p>
          </table:table-cell>
          <table:table-cell table:style-name="ce118" table:number-columns-repeated="1007"/>
        </table:table-row>
        <table:table-row table:style-name="ro6">
          <table:table-cell table:style-name="ce88"/>
          <table:table-cell table:style-name="ce104" table:number-columns-repeated="4"/>
          <table:table-cell table:style-name="ce172"/>
          <table:table-cell table:style-name="ce104" table:number-columns-repeated="3"/>
          <table:table-cell table:style-name="ce190"/>
          <table:table-cell table:style-name="ce205" table:formula="of:=SUM([.K3:.K117])" office:value-type="float" office:value="67.4750925196851" calcext:value-type="float">
            <text:p>$67.48</text:p>
          </table:table-cell>
          <table:table-cell table:style-name="ce214" office:value-type="float" office:value="100" calcext:value-type="float">
            <text:p>100</text:p>
          </table:table-cell>
          <table:table-cell table:style-name="ce104"/>
          <table:table-cell table:style-name="ce223"/>
          <table:table-cell table:style-name="ce229"/>
          <table:table-cell table:style-name="ce233"/>
          <table:table-cell table:style-name="ce118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5" office:value-type="string" calcext:value-type="string">
            <text:p>Wade extruder body for Hex nozzle v1.0</text:p>
          </table:table-cell>
          <table:table-cell table:style-name="ce144" table:number-columns-repeated="2"/>
          <table:table-cell table:style-name="ce173" office:value-type="string" calcext:value-type="string">
            <text:p>Aleph Objects Inc.</text:p>
          </table:table-cell>
          <table:table-cell table:style-name="ce180"/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4.01" calcext:value-type="float">
            <text:p>4.0100</text:p>
          </table:table-cell>
          <table:table-cell table:style-name="ce206" table:formula="of:=SUM([.J3]*[.H3])" office:value-type="float" office:value="4.01" calcext:value-type="float">
            <text:p>$4.01</text:p>
          </table:table-cell>
          <table:table-cell table:style-name="ce215" table:formula="of:=([.$L$2]*[.H3])" office:value-type="float" office:value="100" calcext:value-type="float">
            <text:p>100</text:p>
          </table:table-cell>
          <table:table-cell table:style-name="ce221"/>
          <table:table-cell table:style-name="ce224"/>
          <table:table-cell table:style-name="ce230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2.34" calcext:value-type="float">
            <text:p>2.3400</text:p>
          </table:table-cell>
          <table:table-cell table:style-name="ce206" table:formula="of:=SUM([.J4]*[.H4])" office:value-type="float" office:value="2.34" calcext:value-type="float">
            <text:p>$2.34</text:p>
          </table:table-cell>
          <table:table-cell table:style-name="ce215" table:formula="of:=([.$L$2]*[.H4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34" calcext:value-type="float">
            <text:p>0.3400</text:p>
          </table:table-cell>
          <table:table-cell table:style-name="ce206" table:formula="of:=SUM([.J5]*[.H5])" office:value-type="float" office:value="0.34" calcext:value-type="float">
            <text:p>$0.34</text:p>
          </table:table-cell>
          <table:table-cell table:style-name="ce215" table:formula="of:=([.$L$2]*[.H5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02" calcext:value-type="float">
            <text:p>0.0200</text:p>
          </table:table-cell>
          <table:table-cell table:style-name="ce207" table:formula="of:=SUM([.J6]*[.H6])" office:value-type="float" office:value="0.02" calcext:value-type="float">
            <text:p>$0.02</text:p>
          </table:table-cell>
          <table:table-cell table:style-name="ce215" table:formula="of:=([.$L$2]*[.H6])" office:value-type="float" office:value="100" calcext:value-type="float">
            <text:p>100</text:p>
          </table:table-cell>
          <table:table-cell table:style-name="ce146" table:number-columns-repeated="3"/>
          <table:table-cell table:style-name="ce235"/>
          <table:table-cell table:style-name="ce241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26" calcext:value-type="float">
            <text:p>0.2600</text:p>
          </table:table-cell>
          <table:table-cell table:style-name="ce207" table:formula="of:=SUM([.J7]*[.H7])" office:value-type="float" office:value="0.26" calcext:value-type="float">
            <text:p>$0.26</text:p>
          </table:table-cell>
          <table:table-cell table:style-name="ce215" table:formula="of:=([.$L$2]*[.H7])" office:value-type="float" office:value="100" calcext:value-type="float">
            <text:p>100</text:p>
          </table:table-cell>
          <table:table-cell table:style-name="ce146" table:number-columns-repeated="3"/>
          <table:table-cell table:style-name="ce235"/>
          <table:table-cell table:style-name="ce241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9" calcext:value-type="float">
            <text:p>0.9000</text:p>
          </table:table-cell>
          <table:table-cell table:style-name="ce206" table:formula="of:=SUM([.J8]*[.H8])" office:value-type="float" office:value="0.9" calcext:value-type="float">
            <text:p>$0.90</text:p>
          </table:table-cell>
          <table:table-cell table:style-name="ce215" table:formula="of:=([.$L$2]*[.H8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6.5" calcext:value-type="float">
            <text:p>6.5000</text:p>
          </table:table-cell>
          <table:table-cell table:style-name="ce206" table:formula="of:=SUM([.J9]*[.H9])" office:value-type="float" office:value="6.5" calcext:value-type="float">
            <text:p>$6.50</text:p>
          </table:table-cell>
          <table:table-cell table:style-name="ce215" table:formula="of:=([.$L$2]*[.H9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26" office:value-type="string" calcext:value-type="string">
            <text:p>Extruder Fan Mount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1.12" calcext:value-type="float">
            <text:p>1.1200</text:p>
          </table:table-cell>
          <table:table-cell table:style-name="ce206" table:formula="of:=SUM([.J10]*[.H10])" office:value-type="float" office:value="1.12" calcext:value-type="float">
            <text:p>$1.12</text:p>
          </table:table-cell>
          <table:table-cell table:style-name="ce215" table:formula="of:=([.$L$2]*[.H10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6">
          <table:table-cell table:style-name="ce91"/>
          <table:table-cell table:style-name="ce109"/>
          <table:table-cell table:style-name="ce127"/>
          <table:table-cell table:style-name="ce147" table:number-columns-repeated="2"/>
          <table:table-cell table:style-name="ce148"/>
          <table:table-cell table:style-name="ce147" table:number-columns-repeated="2"/>
          <table:table-cell table:style-name="ce166"/>
          <table:table-cell table:style-name="ce193"/>
          <table:table-cell table:style-name="ce208"/>
          <table:table-cell table:style-name="ce216"/>
          <table:table-cell table:style-name="ce147" table:number-columns-repeated="3"/>
          <table:table-cell table:style-name="ce92"/>
          <table:table-cell table:style-name="ce118" table:number-columns-repeated="1008"/>
        </table:table-row>
        <table:table-row table:style-name="ro8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8" office:value-type="string" calcext:value-type="string">
            <text:p>Associated Spring</text:p>
          </table:table-cell>
          <table:table-cell table:style-name="ce148" office:value-type="string" calcext:value-type="string">
            <text:p>C0240-032-0380-M</text:p>
          </table:table-cell>
          <table:table-cell table:style-name="ce148" office:value-type="string" calcext:value-type="string">
            <text:p>Associated Spring</text:p>
          </table:table-cell>
          <table:table-cell table:style-name="ce166" office:value-type="string" calcext:value-type="string">
            <text:p>C0240-032-0380-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223" calcext:value-type="float">
            <text:p>0.2230</text:p>
          </table:table-cell>
          <table:table-cell table:style-name="ce208" table:formula="of:=SUM([.J12]*[.H12])" office:value-type="float" office:value="0.446" calcext:value-type="float">
            <text:p>$0.45</text:p>
          </table:table-cell>
          <table:table-cell table:style-name="ce216" table:formula="of:=([.$L$2]*[.H12])" office:value-type="float" office:value="200" calcext:value-type="float">
            <text:p>2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7" office:value-type="string" calcext:value-type="string">
            <text:p>Molex</text:p>
          </table:table-cell>
          <table:table-cell table:style-name="ce163" office:value-type="string" calcext:value-type="string">
            <text:p>16-02-0107</text:p>
          </table:table-cell>
          <table:table-cell table:style-name="ce148" office:value-type="string" calcext:value-type="string">
            <text:p>TTI</text:p>
          </table:table-cell>
          <table:table-cell table:style-name="ce163" office:value-type="string" calcext:value-type="string">
            <text:p>16-02-0107</text:p>
          </table:table-cell>
          <table:table-cell table:style-name="ce147" office:value-type="float" office:value="10" calcext:value-type="float">
            <text:p>10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0.0183" calcext:value-type="float">
            <text:p>0.0183</text:p>
          </table:table-cell>
          <table:table-cell table:style-name="ce208" table:formula="of:=SUM([.J13]*[.H13])" office:value-type="float" office:value="0.183" calcext:value-type="float">
            <text:p>$0.18</text:p>
          </table:table-cell>
          <table:table-cell table:style-name="ce216" table:formula="of:=([.$L$2]*[.H13])" office:value-type="float" office:value="1000" calcext:value-type="float">
            <text:p>1000</text:p>
          </table:table-cell>
          <table:table-cell table:style-name="ce147"/>
          <table:table-cell table:style-name="ce225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9" office:value-type="string" calcext:value-type="string">
            <text:p>Molex</text:p>
          </table:table-cell>
          <table:table-cell table:style-name="ce164" office:value-type="string" calcext:value-type="string">
            <text:p>16-02-0105</text:p>
          </table:table-cell>
          <table:table-cell table:style-name="ce175" office:value-type="string" calcext:value-type="string">
            <text:p>TTI</text:p>
          </table:table-cell>
          <table:table-cell table:style-name="ce181" office:value-type="string" calcext:value-type="string">
            <text:p>16-02-0105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195" office:value-type="float" office:value="0.036" calcext:value-type="float">
            <text:p>0.0360</text:p>
          </table:table-cell>
          <table:table-cell table:style-name="ce209" table:formula="of:=SUM([.J14]*[.H14])" office:value-type="float" office:value="0.072" calcext:value-type="float">
            <text:p>$0.07</text:p>
          </table:table-cell>
          <table:table-cell table:style-name="ce217" table:formula="of:=([.$L$2]*[.H14])" office:value-type="float" office:value="200" calcext:value-type="float">
            <text:p>200</text:p>
          </table:table-cell>
          <table:table-cell table:style-name="ce147"/>
          <table:table-cell table:style-name="ce225" table:number-columns-repeated="2"/>
          <table:table-cell table:style-name="ce236"/>
          <table:table-cell table:style-name="ce118" table:number-columns-repeated="1008"/>
        </table:table-row>
        <table:table-row table:style-name="ro9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8" office:value-type="string" calcext:value-type="string">
            <text:p>CONN HOUSING 16POS .100 DUAL</text:p>
          </table:table-cell>
          <table:table-cell table:style-name="ce150" office:value-type="string" calcext:value-type="string">
            <text:p>Molex</text:p>
          </table:table-cell>
          <table:table-cell table:style-name="ce165" office:value-type="string" calcext:value-type="string">
            <text:p>22552161</text:p>
          </table:table-cell>
          <table:table-cell table:style-name="ce176" office:value-type="string" calcext:value-type="string">
            <text:p>TTI</text:p>
          </table:table-cell>
          <table:table-cell table:style-name="ce182" office:value-type="float" office:value="22552161" calcext:value-type="float">
            <text:p>22552161</text:p>
          </table:table-cell>
          <table:table-cell table:style-name="ce150" office:value-type="float" office:value="1" calcext:value-type="float">
            <text:p>1</text:p>
          </table:table-cell>
          <table:table-cell table:style-name="ce189" office:value-type="string" calcext:value-type="string">
            <text:p>ea</text:p>
          </table:table-cell>
          <table:table-cell table:style-name="ce196" office:value-type="float" office:value="0.529" calcext:value-type="float">
            <text:p>0.5290</text:p>
          </table:table-cell>
          <table:table-cell table:style-name="ce210" table:formula="of:=[.H15]*[.J15]" office:value-type="currency" office:currency="USD" office:value="0.529" calcext:value-type="currency">
            <text:p>$0.53</text:p>
          </table:table-cell>
          <table:table-cell table:style-name="ce216" table:formula="of:=([.$L$2]*[.H15])" office:value-type="float" office:value="100" calcext:value-type="float">
            <text:p>100</text:p>
          </table:table-cell>
          <table:table-cell table:style-name="ce222"/>
          <table:table-cell table:style-name="ce226"/>
          <table:table-cell table:style-name="ce231"/>
          <table:table-cell table:style-name="ce237"/>
          <table:table-cell table:style-name="ce242"/>
          <table:table-cell table:style-name="ce150"/>
          <table:table-cell table:style-name="ce243"/>
          <table:table-cell table:style-name="ce244"/>
          <table:table-cell table:style-name="ce245" table:number-columns-repeated="4"/>
          <table:table-cell table:style-name="ce246" table:number-columns-repeated="998"/>
          <table:table-cell table:style-name="ce242"/>
          <table:table-cell table:style-name="ce238"/>
        </table:table-row>
        <table:table-row table:style-name="ro9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83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97" office:value-type="float" office:value="3.13" calcext:value-type="float">
            <text:p>3.1300</text:p>
          </table:table-cell>
          <table:table-cell table:style-name="ce210" table:formula="of:=[.H16]*[.J16]" office:value-type="currency" office:currency="USD" office:value="3.13" calcext:value-type="currency">
            <text:p>$3.13</text:p>
          </table:table-cell>
          <table:table-cell table:style-name="ce216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4.84" calcext:value-type="float">
            <text:p>4.8400</text:p>
          </table:table-cell>
          <table:table-cell table:style-name="ce208" table:formula="of:=SUM([.J17]*[.H17])" office:value-type="float" office:value="4.84" calcext:value-type="float">
            <text:p>$4.84</text:p>
          </table:table-cell>
          <table:table-cell table:style-name="ce216" table:formula="of:=([.$L$2]*[.H17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237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27" office:value-type="string" calcext:value-type="string">
            <text:p>8mm smooth rod x 18-19mm, Stainless Steel</text:p>
          </table:table-cell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1.5" calcext:value-type="float">
            <text:p>1.5000</text:p>
          </table:table-cell>
          <table:table-cell table:style-name="ce208" table:formula="of:=SUM([.J18]*[.H18])" office:value-type="float" office:value="1.5" calcext:value-type="float">
            <text:p>$1.50</text:p>
          </table:table-cell>
          <table:table-cell table:style-name="ce216" table:formula="of:=([.$L$2]*[.H18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237"/>
          <table:table-cell table:style-name="ce118" table:number-columns-repeated="1008"/>
        </table:table-row>
        <table:table-row table:style-name="ro6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29" office:value-type="string" calcext:value-type="string">
            <text:p>Heat Shrink Tubing – 0.19-0.09 – Black, 100'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84" office:value-type="float" office:value="55" calcext:value-type="float">
            <text:p>55</text:p>
          </table:table-cell>
          <table:table-cell table:style-name="ce184" office:value-type="string" calcext:value-type="string">
            <text:p>mm</text:p>
          </table:table-cell>
          <table:table-cell table:style-name="ce198" table:formula="of:=22.08/30480" office:value-type="float" office:value="0.000724409448818898" calcext:value-type="float">
            <text:p>0.0007</text:p>
          </table:table-cell>
          <table:table-cell table:style-name="ce208" table:formula="of:=SUM([.J19]*[.H19])" office:value-type="float" office:value="0.0398425196850394" calcext:value-type="float">
            <text:p>$0.04</text:p>
          </table:table-cell>
          <table:table-cell table:style-name="ce216" table:formula="of:=([.$L$2]*[.H19])" office:value-type="float" office:value="5500" calcext:value-type="float">
            <text:p>55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9">
          <table:table-cell table:style-name="ce92" office:value-type="string" calcext:value-type="string">
            <text:p>Electronic</text:p>
          </table:table-cell>
          <table:table-cell table:style-name="ce116" office:value-type="string" calcext:value-type="string">
            <text:p>EL-FA0020</text:p>
          </table:table-cell>
          <table:table-cell table:style-name="ce130" office:value-type="string" calcext:value-type="string">
            <text:p>RFB2008 Micro Blower, 30 AWG wire 250mm long</text:p>
          </table:table-cell>
          <table:table-cell table:style-name="ce152" table:number-columns-repeated="2"/>
          <table:table-cell table:style-name="ce177" office:value-type="string" calcext:value-type="string">
            <text:p>Pelonis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94" office:value-type="float" office:value="6.68" calcext:value-type="float">
            <text:p>6.6800</text:p>
          </table:table-cell>
          <table:table-cell table:style-name="ce211" table:formula="of:=[.H20]*[.J20]" office:value-type="currency" office:currency="USD" office:value="6.68" calcext:value-type="currency">
            <text:p>$6.68</text:p>
          </table:table-cell>
          <table:table-cell table:style-name="ce216" table:formula="of:=([.$L$2]*[.H20])" office:value-type="float" office:value="100" calcext:value-type="float">
            <text:p>100</text:p>
          </table:table-cell>
          <table:table-cell table:style-name="ce147" table:number-columns-repeated="2"/>
          <table:table-cell table:style-name="ce225"/>
          <table:table-cell table:style-name="ce99"/>
          <table:table-cell table:style-name="ce118" table:number-columns-repeated="1008"/>
        </table:table-row>
        <table:table-row table:style-name="ro9">
          <table:table-cell table:style-name="ce92"/>
          <table:table-cell table:style-name="ce116"/>
          <table:table-cell table:style-name="ce131"/>
          <table:table-cell table:style-name="ce152" table:number-columns-repeated="2"/>
          <table:table-cell table:style-name="ce177"/>
          <table:table-cell table:style-name="ce152" table:number-columns-repeated="3"/>
          <table:table-cell table:style-name="ce194"/>
          <table:table-cell table:style-name="ce211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10">
          <table:table-cell table:style-name="ce97" office:value-type="string" calcext:value-type="string">
            <text:p>Hardware</text:p>
          </table:table-cell>
          <table:table-cell table:style-name="ce117" office:value-type="string" calcext:value-type="string">
            <text:p>HE-SH0033</text:p>
          </table:table-cell>
          <table:table-cell table:style-name="ce117" office:value-type="string" calcext:value-type="string">
            <text:p>Hexagon Hotend, Lulzbot Edition, 3.0mm Filament, 0.35mm nozzl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 office:value-type="float" office:value="23" calcext:value-type="float">
            <text:p>23.0000</text:p>
          </table:table-cell>
          <table:table-cell table:style-name="ce208" table:formula="of:=SUM([.J22]*[.H22])" office:value-type="float" office:value="23" calcext:value-type="float">
            <text:p>$23.00</text:p>
          </table:table-cell>
          <table:table-cell table:style-name="ce216"/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3</text:p>
          </table:table-cell>
          <table:table-cell table:style-name="ce117" office:value-type="string" calcext:value-type="string">
            <text:p>AO-Hex Heatsink for 3mm Filament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3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4</text:p>
          </table:table-cell>
          <table:table-cell table:style-name="ce117" office:value-type="string" calcext:value-type="string">
            <text:p>AO-Hex Heater Bblock with Holes for Retention Plate and Hexagon Logo Laser Etched on Front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4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10">
          <table:table-cell table:style-name="ce97"/>
          <table:table-cell table:style-name="ce117" office:value-type="string" calcext:value-type="string">
            <text:p>PP-MP0138</text:p>
          </table:table-cell>
          <table:table-cell table:style-name="ce117" office:value-type="string" calcext:value-type="string">
            <text:p>0.35mm Nozzle for 3mm Filament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5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EL-TH0011 </text:p>
          </table:table-cell>
          <table:table-cell table:style-name="ce117" office:value-type="string" calcext:value-type="string">
            <text:p>Semitec GT2 Thermistor (100kOhm type) Thermistor needs 23cm leads with no connectors on end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6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EL-MS0377</text:p>
          </table:table-cell>
          <table:table-cell table:style-name="ce117" office:value-type="string" calcext:value-type="string">
            <text:p>Heater cartridge 24V 30W Heater Cartridge needs 23cm leads with no connectors on end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7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6</text:p>
          </table:table-cell>
          <table:table-cell table:style-name="ce117" office:value-type="string" calcext:value-type="string">
            <text:p>Thermistor Retention Plat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8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7</text:p>
          </table:table-cell>
          <table:table-cell table:style-name="ce117" office:value-type="string" calcext:value-type="string">
            <text:p>Standard Hexagon Mount Plat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9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HD-BT0172</text:p>
          </table:table-cell>
          <table:table-cell table:style-name="ce117" office:value-type="string" calcext:value-type="string">
            <text:p>M3 x4 Setscrew (Heater Cartridge Set Screw)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30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table:number-columns-repeated="2"/>
          <table:table-cell table:style-name="ce154" table:number-columns-repeated="2"/>
          <table:table-cell table:style-name="ce153"/>
          <table:table-cell table:style-name="ce154" table:number-columns-repeated="3"/>
          <table:table-cell table:style-name="ce199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7.5" calcext:value-type="float">
            <text:p>7.5000</text:p>
          </table:table-cell>
          <table:table-cell table:style-name="ce208" table:formula="of:=SUM([.J32]*[.H32])" office:value-type="float" office:value="7.5" calcext:value-type="float">
            <text:p>$7.50</text:p>
          </table:table-cell>
          <table:table-cell table:style-name="ce216" table:formula="of:=([.$L$2]*[.H32])" office:value-type="float" office:value="100" calcext:value-type="float">
            <text:p>10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/>
          <table:table-cell table:style-name="ce110" table:number-columns-repeated="2"/>
          <table:table-cell table:style-name="ce155" table:number-columns-repeated="2"/>
          <table:table-cell table:style-name="ce148"/>
          <table:table-cell table:style-name="ce166" table:number-columns-repeated="3"/>
          <table:table-cell table:style-name="ce194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BT0012</text:p>
          </table:table-cell>
          <table:table-cell table:style-name="ce132" office:value-type="string" calcext:value-type="string">
            <text:p>M3 set screw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8" calcext:value-type="float">
            <text:p>0.0180</text:p>
          </table:table-cell>
          <table:table-cell table:style-name="ce208" table:formula="of:=SUM([.J34]*[.H34])" office:value-type="float" office:value="0.018" calcext:value-type="float">
            <text:p>$0.02</text:p>
          </table:table-cell>
          <table:table-cell table:style-name="ce216" table:formula="of:=([.$L$2]*[.H34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9">
          <table:table-cell table:style-name="ce100" office:value-type="string" calcext:value-type="string">
            <text:p>Hardware</text:p>
          </table:table-cell>
          <table:table-cell table:style-name="ce119" office:value-type="string" calcext:value-type="string">
            <text:p>HD-BT0104</text:p>
          </table:table-cell>
          <table:table-cell table:style-name="ce133" office:value-type="string" calcext:value-type="string">
            <text:p>M3 x 8 Bolt, BHCS, SST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ea</text:p>
          </table:table-cell>
          <table:table-cell table:style-name="ce200" office:value-type="float" office:value="0.0882" calcext:value-type="float">
            <text:p>0.0882</text:p>
          </table:table-cell>
          <table:table-cell table:style-name="ce208" table:formula="of:=SUM([.J35]*[.H35])" office:value-type="float" office:value="0.0882" calcext:value-type="float">
            <text:p>$0.09</text:p>
          </table:table-cell>
          <table:table-cell table:style-name="ce216" table:formula="of:=([.$L$2]*[.H35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16" calcext:value-type="float">
            <text:p>0.0116</text:p>
          </table:table-cell>
          <table:table-cell table:style-name="ce208" table:formula="of:=SUM([.J36]*[.H36])" office:value-type="float" office:value="0.1044" calcext:value-type="float">
            <text:p>$0.10</text:p>
          </table:table-cell>
          <table:table-cell table:style-name="ce216" table:formula="of:=([.$L$2]*[.H36])" office:value-type="float" office:value="900" calcext:value-type="float">
            <text:p>9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16" calcext:value-type="float">
            <text:p>0.0016</text:p>
          </table:table-cell>
          <table:table-cell table:style-name="ce208" table:formula="of:=SUM([.J37]*[.H37])" office:value-type="float" office:value="0.0016" calcext:value-type="float">
            <text:p>$0.00</text:p>
          </table:table-cell>
          <table:table-cell table:style-name="ce216" table:formula="of:=([.$L$2]*[.H37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6" calcext:value-type="float">
            <text:p>0.0160</text:p>
          </table:table-cell>
          <table:table-cell table:style-name="ce208" table:formula="of:=SUM([.J38]*[.H38])" office:value-type="float" office:value="0.096" calcext:value-type="float">
            <text:p>$0.10</text:p>
          </table:table-cell>
          <table:table-cell table:style-name="ce216" table:formula="of:=([.$L$2]*[.H38])" office:value-type="float" office:value="600" calcext:value-type="float">
            <text:p>6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55" calcext:value-type="float">
            <text:p>0.0055</text:p>
          </table:table-cell>
          <table:table-cell table:style-name="ce208" table:formula="of:=SUM([.J39]*[.H39])" office:value-type="float" office:value="0.011" calcext:value-type="float">
            <text:p>$0.01</text:p>
          </table:table-cell>
          <table:table-cell table:style-name="ce216" table:formula="of:=([.$L$2]*[.H39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782" calcext:value-type="float">
            <text:p>0.0782</text:p>
          </table:table-cell>
          <table:table-cell table:style-name="ce208" table:formula="of:=SUM([.J40]*[.H40])" office:value-type="float" office:value="0.1564" calcext:value-type="float">
            <text:p>$0.16</text:p>
          </table:table-cell>
          <table:table-cell table:style-name="ce216" table:formula="of:=([.$L$2]*[.H40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4" office:value-type="string" calcext:value-type="string">
            <text:p>Thumb Screw Knob for M4 SHCS, Black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26" calcext:value-type="float">
            <text:p>0.0826</text:p>
          </table:table-cell>
          <table:table-cell table:style-name="ce208" table:formula="of:=SUM([.J41]*[.H41])" office:value-type="float" office:value="0.1652" calcext:value-type="float">
            <text:p>$0.17</text:p>
          </table:table-cell>
          <table:table-cell table:style-name="ce216" table:formula="of:=([.$L$2]*[.H41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46" calcext:value-type="float">
            <text:p>0.0046</text:p>
          </table:table-cell>
          <table:table-cell table:style-name="ce208" table:formula="of:=SUM([.J42]*[.H42])" office:value-type="float" office:value="0.0184" calcext:value-type="float">
            <text:p>$0.02</text:p>
          </table:table-cell>
          <table:table-cell table:style-name="ce216" table:formula="of:=([.$L$2]*[.H42])" office:value-type="float" office:value="400" calcext:value-type="float">
            <text:p>4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WA0005</text:p>
          </table:table-cell>
          <table:table-cell table:style-name="ce132" office:value-type="string" calcext:value-type="string">
            <text:p>M4 Washer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27" calcext:value-type="float">
            <text:p>0.0027</text:p>
          </table:table-cell>
          <table:table-cell table:style-name="ce208" table:formula="of:=SUM([.J43]*[.H43])" office:value-type="float" office:value="0.0162" calcext:value-type="float">
            <text:p>$0.02</text:p>
          </table:table-cell>
          <table:table-cell table:style-name="ce216" table:formula="of:=([.$L$2]*[.H43])" office:value-type="float" office:value="600" calcext:value-type="float">
            <text:p>6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21" calcext:value-type="float">
            <text:p>0.0321</text:p>
          </table:table-cell>
          <table:table-cell table:style-name="ce208" table:formula="of:=SUM([.J44]*[.H44])" office:value-type="float" office:value="0.0321" calcext:value-type="float">
            <text:p>$0.03</text:p>
          </table:table-cell>
          <table:table-cell table:style-name="ce216" table:formula="of:=([.$L$2]*[.H44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96" calcext:value-type="float">
            <text:p>0.0096</text:p>
          </table:table-cell>
          <table:table-cell table:style-name="ce208" table:formula="of:=SUM([.J45]*[.H45])" office:value-type="float" office:value="0.0288" calcext:value-type="float">
            <text:p>$0.03</text:p>
          </table:table-cell>
          <table:table-cell table:style-name="ce216" table:formula="of:=([.$L$2]*[.H45])" office:value-type="float" office:value="300" calcext:value-type="float">
            <text:p>3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46]*[.H46])" office:value-type="float" office:value="0.0507" calcext:value-type="float">
            <text:p>$0.05</text:p>
          </table:table-cell>
          <table:table-cell table:style-name="ce216" table:formula="of:=([.$L$2]*[.H46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47]*[.H47])" office:value-type="float" office:value="0.0507" calcext:value-type="float">
            <text:p>$0.05</text:p>
          </table:table-cell>
          <table:table-cell table:style-name="ce216" table:formula="of:=([.$L$2]*[.H47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5" office:value-type="string" calcext:value-type="string">
            <text:p>Metric Brass Heat-Set Insert for Plastics Tapered, M3-.5 Internal Thread, 3.8mm Length</text:p>
          </table:table-cell>
          <table:table-cell table:style-name="ce156" office:value-type="string" calcext:value-type="string">
            <text:p>CEH</text:p>
          </table:table-cell>
          <table:table-cell table:style-name="ce147"/>
          <table:table-cell table:style-name="ce156" office:value-type="string" calcext:value-type="string">
            <text:p>CEH</text:p>
          </table:table-cell>
          <table:table-cell table:style-name="ce147"/>
          <table:table-cell table:style-name="ce186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4" calcext:value-type="float">
            <text:p>0.0400</text:p>
          </table:table-cell>
          <table:table-cell table:style-name="ce208" table:formula="of:=SUM([.J48]*[.H48])" office:value-type="float" office:value="0.24" calcext:value-type="float">
            <text:p>$0.24</text:p>
          </table:table-cell>
          <table:table-cell table:style-name="ce216" table:formula="of:=([.$L$2]*[.H48])" office:value-type="float" office:value="600" calcext:value-type="float">
            <text:p>600</text:p>
          </table:table-cell>
          <table:table-cell table:style-name="ce154"/>
          <table:table-cell table:style-name="ce228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1376" calcext:value-type="float">
            <text:p>0.1376</text:p>
          </table:table-cell>
          <table:table-cell table:style-name="ce208" table:formula="of:=SUM([.J49]*[.H49])" office:value-type="float" office:value="0.2752" calcext:value-type="float">
            <text:p>$0.28</text:p>
          </table:table-cell>
          <table:table-cell table:style-name="ce216" table:formula="of:=([.$L$2]*[.H49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56" office:value-type="string" calcext:value-type="string">
            <text:p>CEH</text:p>
          </table:table-cell>
          <table:table-cell table:style-name="ce168"/>
          <table:table-cell table:style-name="ce156" office:value-type="string" calcext:value-type="string">
            <text:p>CEH</text:p>
          </table:table-cell>
          <table:table-cell table:style-name="ce168"/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88" calcext:value-type="float">
            <text:p>0.0888</text:p>
          </table:table-cell>
          <table:table-cell table:style-name="ce208" table:formula="of:=SUM([.J50]*[.H50])" office:value-type="float" office:value="0.0888" calcext:value-type="float">
            <text:p>$0.09</text:p>
          </table:table-cell>
          <table:table-cell table:style-name="ce216" table:formula="of:=([.$L$2]*[.H50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MS0230</text:p>
          </table:table-cell>
          <table:table-cell table:style-name="ce136" office:value-type="string" calcext:value-type="string">
            <text:p>M2 x 6 SHCS,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282" calcext:value-type="float">
            <text:p>0.0282</text:p>
          </table:table-cell>
          <table:table-cell table:style-name="ce208" table:formula="of:=SUM([.J51]*[.H51])" office:value-type="float" office:value="0.0282" calcext:value-type="float">
            <text:p>$0.03</text:p>
          </table:table-cell>
          <table:table-cell table:style-name="ce216" table:formula="of:=([.$L$2]*[.H51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11">
          <table:table-cell table:style-name="ce97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string" calcext:value-type="string">
            <text:p>ea</text:p>
          </table:table-cell>
          <table:table-cell table:style-name="ce201" office:value-type="float" office:value="0.022" calcext:value-type="float">
            <text:p>0.0220</text:p>
          </table:table-cell>
          <table:table-cell table:style-name="ce208" table:formula="of:=SUM([.J52]*[.H52])" office:value-type="float" office:value="0.022" calcext:value-type="float">
            <text:p>$0.02</text:p>
          </table:table-cell>
          <table:table-cell table:style-name="ce216" table:formula="of:=([.$L$2]*[.H52])" office:value-type="float" office:value="100" calcext:value-type="float">
            <text:p>100</text:p>
          </table:table-cell>
          <table:table-cell table:style-name="ce154"/>
          <table:table-cell table:style-name="ce225"/>
          <table:table-cell table:style-name="ce147"/>
          <table:table-cell table:style-name="ce23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TL-CS0040</text:p>
          </table:table-cell>
          <table:table-cell table:style-name="ce137" office:value-type="string" calcext:value-type="string">
            <text:p>Extreme-Temperature Pipe Sealant &amp; Threadlocker, 4 oz bottle, blue</text:p>
          </table:table-cell>
          <table:table-cell table:style-name="ce147" table:number-columns-repeated="2"/>
          <table:table-cell table:style-name="ce156"/>
          <table:table-cell table:style-name="ce147"/>
          <table:table-cell table:style-name="ce147" office:value-type="float" office:value="0.005" calcext:value-type="float">
            <text:p>0.005</text:p>
          </table:table-cell>
          <table:table-cell table:style-name="ce147" office:value-type="string" calcext:value-type="string">
            <text:p>bottle</text:p>
          </table:table-cell>
          <table:table-cell table:style-name="ce193" office:value-type="float" office:value="8.87" calcext:value-type="float">
            <text:p>8.8700</text:p>
          </table:table-cell>
          <table:table-cell table:style-name="ce208" table:formula="of:=SUM([.J53]*[.H53])" office:value-type="float" office:value="0.04435" calcext:value-type="float">
            <text:p>$0.04</text:p>
          </table:table-cell>
          <table:table-cell table:style-name="ce216" table:formula="of:=([.$L$2]*[.H53])" office:value-type="float" office:value="0.5" calcext:value-type="float">
            <text:p>1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7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/>
          <table:table-cell table:style-name="ce216" table:formula="of:=([.$L$2]*[.H54])" office:value-type="float" office:value="0" calcext:value-type="float">
            <text:p>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12">
          <table:table-cell table:style-name="ce91" office:value-type="string" calcext:value-type="string">
            <text:p>Mechanical</text:p>
          </table:table-cell>
          <table:table-cell table:style-name="ce121" office:value-type="string" calcext:value-type="string">
            <text:p>HD-MS0282</text:p>
          </table:table-cell>
          <table:table-cell table:style-name="ce121" office:value-type="string" calcext:value-type="string">
            <text:p>608-2RS ABEC3/C3 Rubber Sealed Bearing – BLACK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42" calcext:value-type="float">
            <text:p>0.4200</text:p>
          </table:table-cell>
          <table:table-cell table:style-name="ce208" table:formula="of:=SUM([.J55]*[.H55])" office:value-type="float" office:value="1.26" calcext:value-type="float">
            <text:p>$1.26</text:p>
          </table:table-cell>
          <table:table-cell table:style-name="ce216" table:formula="of:=([.$L$2]*[.H55])" office:value-type="float" office:value="300" calcext:value-type="float">
            <text:p>3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2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 table:formula="of:=SUM([.J56]*[.H56])" office:value-type="float" office:value="0" calcext:value-type="float">
            <text:p/>
          </table:table-cell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G0059</text:p>
          </table:table-cell>
          <table:table-cell table:style-name="ce132" office:value-type="string" calcext:value-type="string">
            <text:p>Mailers, Indestructo, 7 x 5 x 4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76" calcext:value-type="float">
            <text:p>0.7600</text:p>
          </table:table-cell>
          <table:table-cell table:style-name="ce208" table:formula="of:=SUM([.J57]*[.H57])" office:value-type="float" office:value="0.76" calcext:value-type="float">
            <text:p>$0.76</text:p>
          </table:table-cell>
          <table:table-cell table:style-name="ce216" table:formula="of:=([.$L$2]*[.H57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A0019</text:p>
          </table:table-cell>
          <table:table-cell table:style-name="ce132" office:value-type="string" calcext:value-type="string">
            <text:p>Bubble 1/8x48x750 perf 12" slit 2-24" rolls</text:p>
          </table:table-cell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sheet</text:p>
          </table:table-cell>
          <table:table-cell table:style-name="ce193" table:formula="of:=228/1500" office:value-type="float" office:value="0.152" calcext:value-type="float">
            <text:p>0.1520</text:p>
          </table:table-cell>
          <table:table-cell table:style-name="ce208" table:formula="of:=SUM([.J58]*[.H58])" office:value-type="float" office:value="0.304" calcext:value-type="float">
            <text:p>$0.30</text:p>
          </table:table-cell>
          <table:table-cell table:style-name="ce216" table:formula="of:=([.$L$2]*[.H58])" office:value-type="float" office:value="200" calcext:value-type="float">
            <text:p>2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HD-MS0348</text:p>
          </table:table-cell>
          <table:table-cell table:style-name="ce127" office:value-type="string" calcext:value-type="string">
            <text:p>ESD Foam 40mm x 20mm x 10mm - Extruder Pin Protector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" calcext:value-type="float">
            <text:p>0.0300</text:p>
          </table:table-cell>
          <table:table-cell table:style-name="ce208" table:formula="of:=SUM([.J59]*[.H59])" office:value-type="float" office:value="0.03" calcext:value-type="float">
            <text:p>$0.03</text:p>
          </table:table-cell>
          <table:table-cell table:style-name="ce216" table:formula="of:=([.$L$2]*[.H59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39</text:p>
          </table:table-cell>
          <table:table-cell table:style-name="ce138" office:value-type="string" calcext:value-type="string">
            <text:p>Label, LulzBot TAZ Single Extruder Tool Head v2, 0.35 Nozzle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 office:value-type="float" office:value="0.1" calcext:value-type="float">
            <text:p>0.1000</text:p>
          </table:table-cell>
          <table:table-cell table:style-name="ce212" table:formula="of:=SUM([.J60]*[.H60])" office:value-type="float" office:value="0.1" calcext:value-type="float">
            <text:p>$0.10</text:p>
          </table:table-cell>
          <table:table-cell table:style-name="ce218" table:formula="of:=([.$L$2]*[.H60])" office:value-type="float" office:value="100" calcext:value-type="float">
            <text:p>100</text:p>
          </table:table-cell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86</text:p>
          </table:table-cell>
          <table:table-cell table:style-name="ce138" office:value-type="string" calcext:value-type="string">
            <text:p>LulzBot TAZ Single Extruder 0.35noz v2c Serial Number Label</text:p>
          </table:table-cell>
          <table:table-cell table:style-name="ce160" table:number-columns-repeated="2"/>
          <table:table-cell table:style-name="ce159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0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1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11">
          <table:table-cell table:style-name="ce102" office:value-type="string" calcext:value-type="string">
            <text:p>Documentation</text:p>
          </table:table-cell>
          <table:table-cell table:style-name="ce123" office:value-type="string" calcext:value-type="string">
            <text:p>DC-MS0054</text:p>
          </table:table-cell>
          <table:table-cell table:style-name="ce139" office:value-type="string" calcext:value-type="string">
            <text:p>Firmware Update Warning Cards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 office:value-type="string" calcext:value-type="string">
            <text:p>`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a</text:p>
          </table:table-cell>
          <table:table-cell table:style-name="ce203" office:value-type="float" office:value="1" calcext:value-type="float">
            <text:p>1.000</text:p>
          </table:table-cell>
          <table:table-cell table:style-name="ce213" office:value-type="float" office:value="0.075" calcext:value-type="float">
            <text:p>0.075</text:p>
          </table:table-cell>
          <table:table-cell table:style-name="ce217" office:value-type="float" office:value="1000" calcext:value-type="float">
            <text:p>1000</text:p>
          </table:table-cell>
          <table:table-cell table:style-name="ce171"/>
          <table:table-cell table:style-name="ce227" table:number-columns-repeated="2"/>
          <table:table-cell table:style-name="ce102"/>
          <table:table-cell table:style-name="ce238" table:number-columns-repeated="1008"/>
        </table:table-row>
        <table:table-row table:style-name="ro6">
          <table:table-cell table:number-columns-repeated="11"/>
          <table:table-cell table:style-name="ce220"/>
          <table:table-cell table:number-columns-repeated="1012"/>
        </table:table-row>
        <table:table-row table:style-name="ro6">
          <table:table-cell table:number-columns-repeated="10"/>
          <table:table-cell table:style-name="ce209" table:formula="of:=SUM([.J66]*[.H66])" office:value-type="float" office:value="0" calcext:value-type="float">
            <text:p/>
          </table:table-cell>
          <table:table-cell table:style-name="ce220"/>
          <table:table-cell table:number-columns-repeated="1012"/>
        </table:table-row>
        <table:table-row table:style-name="ro6">
          <table:table-cell table:number-columns-repeated="2"/>
          <table:table-cell table:style-name="ce141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79"/>
          <table:table-cell table:number-columns-repeated="4"/>
          <table:table-cell table:style-name="ce209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2" office:value-type="string" calcext:value-type="string">
            <text:p>Do not Order </text:p>
          </table:table-cell>
          <table:table-cell table:number-columns-repeated="7"/>
          <table:table-cell table:style-name="ce209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3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209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Sheet2.A3:Sheet2.P56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4:03:26.280532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0T14:30:39.144689990</dc:date>
    <meta:editing-duration>P3DT2H49M26S</meta:editing-duration>
    <meta:editing-cycles>162</meta:editing-cycles>
    <meta:generator>LibreOffice/4.3.3.2$Linux_X86_64 LibreOffice_project/430m0$Build-2</meta:generator>
    <meta:print-date>2015-05-04T16:43:59.366093986</meta:print-date>
    <meta:document-statistic meta:table-count="3" meta:cell-count="880" meta:object-count="0"/>
  </office:meta>
</office:document-meta>
</file>